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Param 1</text:p>
          </table:table-cell>
          <table:table-cell table:style-name="ce3" office:value-type="string" calcext:value-type="string">
            <text:p>Param 2</text:p>
          </table:table-cell>
          <table:table-cell table:style-name="ce3" office:value-type="string" calcext:value-type="string">
            <text:p>Param 3</text:p>
          </table:table-cell>
          <table:table-cell table:style-name="ce1" office:value-type="string" calcext:value-type="string">
            <text:p>Param 4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Fail exp1.1</text:p>
          </table:table-cell>
          <table:table-cell table:style-name="ce3" office:value-type="string" calcext:value-type="string">
            <text:p>Fail exp1.2</text:p>
          </table:table-cell>
          <table:table-cell table:style-name="ce3" office:value-type="string" calcext:value-type="string">
            <text:p>Fail exp1.3</text:p>
          </table:table-cell>
          <table:table-cell table:style-name="ce4" office:value-type="string" calcext:value-type="string">
            <text:p>OOMem, OOTime, Solvable, Error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5" table:formula="of:=IF([.I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style-name="ce5" table:formula="of:=IF([.I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style-name="ce5" table:formula="of:=IF([.I1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1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1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2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5" table:formula="of:=IF([.I2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3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3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3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3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5" table:formula="of:=IF([.I3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3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3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M Cache Coherence</text:p>
          </table:table-cell>
          <table:table-cell table:number-columns-repeated="5"/>
          <table:table-cell table:number-columns-repeated="3" office:value-type="float" office:value="44" calcext:value-type="float">
            <text:p>44</text:p>
          </table:table-cell>
          <table:table-cell table:style-name="ce5" table:formula="of:=IF([.I3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 table:formula="of:=IF([.I3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/>
          <table:table-cell table:style-name="ce5" table:formula="of:=IF([.I4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table:formula="of:=IF([.I4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5" table:formula="of:=IF([.I4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4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23" calcext:value-type="float">
            <text:p>23</text:p>
          </table:table-cell>
          <table:table-cell table:style-name="ce5" table:formula="of:=IF([.I4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5" table:formula="of:=IF([.I4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4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4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4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4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5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5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5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5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5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5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5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5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5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5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6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5" table:formula="of:=IF([.I6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6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6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6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5" table:formula="of:=IF([.I6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ce5" table:formula="of:=IF([.I6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5" table:formula="of:=IF([.I6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5" table:formula="of:=IF([.I6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92" calcext:value-type="float">
            <text:p>192</text:p>
          </table:table-cell>
          <table:table-cell table:number-columns-repeated="7"/>
          <table:table-cell table:style-name="ce5" table:formula="of:=IF([.I6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7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768" calcext:value-type="float">
            <text:p>768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7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7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7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7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table:formula="of:=IF([.I7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7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7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7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table:formula="of:=IF([.I7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8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8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8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8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table:formula="of:=IF([.I8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8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8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8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8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5" table:formula="of:=IF([.I8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5" table:formula="of:=IF([.I9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9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9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9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9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9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9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9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9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9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0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0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0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0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0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Bus</text:p>
          </table:table-cell>
          <table:table-cell table:number-columns-repeated="8"/>
          <table:table-cell table:style-name="ce5" table:formula="of:=IF([.I10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0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0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0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0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1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1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11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11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5" table:formula="of:=IF([.I11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1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1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1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11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11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12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12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5" table:formula="of:=IF([.I12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5" table:formula="of:=IF([.I12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2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2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2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2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5" table:formula="of:=IF([.I12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5" table:formula="of:=IF([.I12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5" table:formula="of:=IF([.I13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13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13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13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13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3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3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3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3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19" calcext:value-type="float">
            <text:p>319</text:p>
          </table:table-cell>
          <table:table-cell table:number-columns-repeated="7"/>
          <table:table-cell table:style-name="ce5" table:formula="of:=IF([.I13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703" calcext:value-type="float">
            <text:p>703</text:p>
          </table:table-cell>
          <table:table-cell table:number-columns-repeated="7"/>
          <table:table-cell table:style-name="ce5" table:formula="of:=IF([.I14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5964" calcext:value-type="float">
            <text:p>5964</text:p>
          </table:table-cell>
          <table:table-cell table:number-columns-repeated="7"/>
          <table:table-cell table:style-name="ce5" table:formula="of:=IF([.I14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B2S565S3960</text:p>
          </table:table-cell>
          <table:table-cell table:number-columns-repeated="8"/>
          <table:table-cell table:style-name="ce5" table:formula="of:=IF([.I14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style-name="ce5" table:formula="of:=IF([.I14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  <table:table-cell table:style-name="ce5" table:formula="of:=IF([.I14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" table:formula="of:=IF([.I14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IF([.I14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14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14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14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" table:formula="of:=IF([.I15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5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5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5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5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15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15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table:formula="of:=IF([.I15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IF([.I15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5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6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6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5" table:formula="of:=IF([.I16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16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5" table:formula="of:=IF([.I16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table:formula="of:=IF([.I16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6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6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way Sync</text:p>
          </table:table-cell>
          <table:table-cell table:number-columns-repeated="8"/>
          <table:table-cell table:style-name="ce5" table:formula="of:=IF([.I16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16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7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 System</text:p>
          </table:table-cell>
          <table:table-cell table:number-columns-repeated="8"/>
          <table:table-cell table:style-name="ce5" table:formula="of:=IF([.I17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" table:formula="of:=IF([.I17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5" table:formula="of:=IF([.I17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7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8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18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8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18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18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8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8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8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8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18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19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19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19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19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19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table:formula="of:=IF([.I20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0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20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20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20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5" table:formula="of:=IF([.I20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5" table:formula="of:=IF([.I20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table:style-name="ce5" table:formula="of:=IF([.I20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" calcext:value-type="float">
            <text:p>500</text:p>
          </table:table-cell>
          <table:table-cell table:number-columns-repeated="7"/>
          <table:table-cell table:style-name="ce5" table:formula="of:=IF([.I20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style-name="ce5" table:formula="of:=IF([.I20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0" calcext:value-type="float">
            <text:p>2000</text:p>
          </table:table-cell>
          <table:table-cell table:number-columns-repeated="7"/>
          <table:table-cell table:style-name="ce5" table:formula="of:=IF([.I21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1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1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  <table:table-cell table:number-columns-repeated="3" office:value-type="float" office:value="44" calcext:value-type="float">
            <text:p>44</text:p>
          </table:table-cell>
          <table:table-cell table:style-name="ce5" table:formula="of:=IF([.I21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1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1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21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1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1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1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2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2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2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2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3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3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3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3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3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3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3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3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3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23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4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4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ction Cell</text:p>
          </table:table-cell>
          <table:table-cell table:number-columns-repeated="8"/>
          <table:table-cell table:style-name="ce5" table:formula="of:=IF([.I24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24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5" table:formula="of:=IF([.I24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4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4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number-columns-repeated="2" office:value-type="float" office:value="44" calcext:value-type="float">
            <text:p>44</text:p>
          </table:table-cell>
          <table:table-cell table:style-name="ce5" table:formula="of:=IF([.I24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24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number-columns-repeated="2" office:value-type="float" office:value="44" calcext:value-type="float">
            <text:p>44</text:p>
          </table:table-cell>
          <table:table-cell table:style-name="ce5" table:formula="of:=IF([.I24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25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25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table:formula="of:=IF([.I25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25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5" table:formula="of:=IF([.I25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IF([.I25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5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25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5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5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6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6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6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6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26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26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26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5" table:formula="of:=IF([.I26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26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5" table:formula="of:=IF([.I26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5" table:formula="of:=IF([.I27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27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27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27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27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5" table:formula="of:=IF([.I27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27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5" table:formula="of:=IF([.I27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5" table:formula="of:=IF([.I27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8"/>
          <table:table-cell table:style-name="ce5" table:formula="of:=IF([.I27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style-name="ce5" table:formula="of:=IF([.I28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5" table:formula="of:=IF([.I28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5" table:formula="of:=IF([.I28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5" table:formula="of:=IF([.I28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table:style-name="ce5" table:formula="of:=IF([.I28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5" table:formula="of:=IF([.I285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IF([.I28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" table:formula="of:=IF([.I28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8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28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9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29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29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5" table:formula="of:=IF([.I29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9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29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29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 table:formula="of:=IF([.I297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9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29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30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table:style-name="ce5" table:formula="of:=IF([.I30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30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30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0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 table:formula="of:=IF([.I30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0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0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308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30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table:style-name="ce5" table:formula="of:=IF([.I31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1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1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q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ce5" table:formula="of:=IF([.I31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5</text:p>
          </table:table-cell>
          <table:table-cell table:number-columns-repeated="6"/>
          <table:table-cell table:style-name="ce5" table:formula="of:=IF([.I314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31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5" table:formula="of:=IF([.I31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table:style-name="ce5" table:formula="of:=IF([.I31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31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31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table:formula="of:=IF([.I32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table:formula="of:=IF([.I32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1" calcext:value-type="float">
            <text:p>11</text:p>
          </table:table-cell>
          <table:table-cell table:style-name="ce5" table:formula="of:=IF([.I322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table:style-name="ce5" table:formula="of:=IF([.I32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table:style-name="ce5" table:formula="of:=IF([.I32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5" table:formula="of:=IF([.I32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326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IF([.I32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2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5" table:formula="of:=IF([.I329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" table:formula="of:=IF([.I330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5" table:formula="of:=IF([.I331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5" table:formula="of:=IF([.I33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IF([.I333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34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35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table:formula="of:=IF([.I336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37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38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39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40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table:style-name="ce5" table:formula="of:=IF([.I341]&gt;0 ; 1; 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ah No C</text:p>
          </table:table-cell>
          <table:table-cell table:number-columns-repeated="8"/>
          <table:table-cell table:style-name="ce5" table:formula="of:=IF([.I342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sy 2003</text:p>
          </table:table-cell>
          <table:table-cell table:number-columns-repeated="8"/>
          <table:table-cell table:style-name="ce5" table:formula="of:=IF([.I343]&gt;0 ; 1; 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SUM([.G2:.G343])" office:value-type="float" office:value="8660" calcext:value-type="float">
            <text:p>8660</text:p>
          </table:table-cell>
          <table:table-cell table:formula="of:=SUM([.H2:.H343])" office:value-type="float" office:value="8802" calcext:value-type="float">
            <text:p>8802</text:p>
          </table:table-cell>
          <table:table-cell table:formula="of:=SUM([.I2:.I343])" office:value-type="float" office:value="9006" calcext:value-type="float">
            <text:p>9006</text:p>
          </table:table-cell>
          <table:table-cell table:formula="of:=SUM([.J2:.J343])"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8660" calcext:value-type="float">
            <text:p>8660</text:p>
          </table:table-cell>
          <table:table-cell office:value-type="float" office:value="8802" calcext:value-type="float">
            <text:p>8802</text:p>
          </table:table-cell>
          <table:table-cell office:value-type="float" office:value="9006" calcext:value-type="float">
            <text:p>9006</text:p>
          </table:table-cell>
          <table:table-cell office:value-type="float" office:value="215" calcext:value-type="float">
            <text:p>2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ry result</text:p>
          </table:table-cell>
          <table:table-cell table:number-columns-repeated="5"/>
          <table:table-cell office:value-type="float" office:value="8658" calcext:value-type="float">
            <text:p>8658</text:p>
          </table:table-cell>
          <table:table-cell office:value-type="float" office:value="8797" calcext:value-type="float">
            <text:p>8797</text:p>
          </table:table-cell>
          <table:table-cell office:value-type="float" office:value="9003" calcext:value-type="float">
            <text:p>9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rupt entries recover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rupt unknow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que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3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2:31:16.554907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59:04.910944738</meta:creation-date>
    <dc:date>2016-02-09T16:13:25.207579727</dc:date>
    <meta:editing-duration>PT4H48M25S</meta:editing-duration>
    <meta:editing-cycles>7</meta:editing-cycles>
    <meta:generator>LibreOffice/4.2.8.2$Linux_X86_64 LibreOffice_project/420m0$Build-2</meta:generator>
    <meta:document-statistic meta:table-count="1" meta:cell-count="1883" meta:object-count="0"/>
  </office:meta>
</office:document-meta>
</file>